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914,727,90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880,043,553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780,889,605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730,870,581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72,315,721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58,304,466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747,839,697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770,153,304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70,713,208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92,622,502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90,748,237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516,392,922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39,376,794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94,962,552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64,996,869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14,471,328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62,596,597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257,926,881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72,014,693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68,006,972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62,293,410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72,771,209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61,370,04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5:41:55.946082707</dc:date>
    <meta:editing-duration>PT7H33M40S</meta:editing-duration>
    <meta:editing-cycles>185</meta:editing-cycles>
    <meta:generator>LibreOffice/7.2.6.2$Linux_X86_64 LibreOffice_project/20$Build-2</meta:generator>
    <meta:document-statistic meta:table-count="1" meta:cell-count="48" meta:object-count="0"/>
  </office:meta>
</office:document-meta>
</file>